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table:style-name="ce1" office:value-type="float" office:value="0.01409" calcext:value-type="float">
            <text:p>0.01409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77" calcext:value-type="float">
            <text:p>0.01477</text:p>
          </table:table-cell>
          <table:table-cell table:formula="of:=MIN([.B2:.E2])" office:value-type="float" office:value="0.01409" calcext:value-type="float">
            <text:p>0.01409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0657" calcext:value-type="float">
            <text:p>0.00657</text:p>
          </table:table-cell>
          <table:table-cell table:style-name="ce1" office:value-type="float" office:value="0.006" calcext:value-type="float">
            <text:p>0.006</text:p>
          </table:table-cell>
          <table:table-cell table:formula="of:=MIN([.B3:.E3])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table:style-name="ce1" office:value-type="float" office:value="0.02027" calcext:value-type="float">
            <text:p>0.02027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2143" calcext:value-type="float">
            <text:p>0.02143</text:p>
          </table:table-cell>
          <table:table-cell table:formula="of:=MIN([.B4:.E4])" office:value-type="float" office:value="0.02027" calcext:value-type="float">
            <text:p>0.02027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74" calcext:value-type="float">
            <text:p>0.00274</text:p>
          </table:table-cell>
          <table:table-cell table:style-name="ce1" office:value-type="float" office:value="0.0027" calcext:value-type="float">
            <text:p>0.0027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273" calcext:value-type="float">
            <text:p>0.00273</text:p>
          </table:table-cell>
          <table:table-cell table:formula="of:=MIN([.B5:.E5])"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05.91271" calcext:value-type="float">
            <text:p>105.91271</text:p>
          </table:table-cell>
          <table:table-cell office:value-type="float" office:value="104.62951" calcext:value-type="float">
            <text:p>104.62951</text:p>
          </table:table-cell>
          <table:table-cell table:style-name="ce1" office:value-type="float" office:value="103.84379" calcext:value-type="float">
            <text:p>103.84379</text:p>
          </table:table-cell>
          <table:table-cell office:value-type="float" office:value="104.96996" calcext:value-type="float">
            <text:p>104.96996</text:p>
          </table:table-cell>
          <table:table-cell table:formula="of:=MIN([.B6:.E6])" office:value-type="float" office:value="103.84379" calcext:value-type="float">
            <text:p>103.84379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95.67778" calcext:value-type="float">
            <text:p>95.67778</text:p>
          </table:table-cell>
          <table:table-cell office:value-type="float" office:value="94.13333" calcext:value-type="float">
            <text:p>94.13333</text:p>
          </table:table-cell>
          <table:table-cell table:style-name="ce1" office:value-type="float" office:value="94.09444" calcext:value-type="float">
            <text:p>94.09444</text:p>
          </table:table-cell>
          <table:table-cell office:value-type="float" office:value="94.91667" calcext:value-type="float">
            <text:p>94.91667</text:p>
          </table:table-cell>
          <table:table-cell table:formula="of:=MIN([.B7:.E7])" office:value-type="float" office:value="94.09444" calcext:value-type="float">
            <text:p>94.09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5:01:53.887258084</dc:date>
    <meta:editing-duration>PT32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